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-sans" svg:font-family="noto-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9ac4" officeooo:paragraph-rsid="00089ac4" style:font-size-asian="16pt" style:font-size-complex="16pt"/>
    </style:style>
    <style:style style:name="P2" style:family="paragraph" style:parent-style-name="Standard">
      <style:text-properties fo:font-size="16pt" officeooo:paragraph-rsid="00089ac4" style:font-size-asian="16pt" style:font-size-complex="16pt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6pt" fo:font-weight="normal" officeooo:rsid="00097dcb" officeooo:paragraph-rsid="00097dcb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89ac4" officeooo:paragraph-rsid="00089ac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97dcb" officeooo:paragraph-rsid="00097dcb" style:font-size-asian="20pt" style:font-weight-asian="bold" style:font-size-complex="20pt" style:font-weight-complex="bold"/>
    </style:style>
    <style:style style:name="T1" style:family="text">
      <style:text-properties officeooo:rsid="00089ac4"/>
    </style:style>
    <style:style style:name="T2" style:family="text">
      <style:text-properties officeooo:rsid="00097dcb"/>
    </style:style>
    <style:style style:name="T3" style:family="text">
      <style:text-properties fo:font-size="20pt" fo:font-weight="bold" officeooo:rsid="00089ac4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plication Domain</text:p>
      <text:p text:style-name="P1"/>
      <text:p text:style-name="P1">The project simulates a model that is not commonly used, but as per the current conditions we have to upgr<text:span text:style-name="T2">A </text:span>ade ourself. By usiing different technologies together <text:span text:style-name="T2">tihs</text:span> model <text:span text:style-name="T2">is </text:span>to maintain all regulations, to be safe <text:span text:style-name="T2">and</text:span> <text:span text:style-name="T2">to</text:span> do our daily work<text:span text:style-name="T2">s</text:span> too.</text:p>
      <text:p text:style-name="P2"><text:span text:style-name="T1">Due to Covid pendamic, food industry is one of the industry facing a lot of loss, and an upgade in system is needed. By using QR code for different purpose we introduce a contactless system for restaurents. With help of QR we can develope a quick, modern and contactless system. By digitalising menus, billing process and order process a reliable, safe and simple system can be developed for betterment of restaurents and also for the safety of costumers too.</text:span></text:p>
      <text:p text:style-name="P2"><text:span text:style-name="T3"/></text:p>
      <text:p text:style-name="P5">Expected Outcome</text:p>
      <text:list xml:id="list2222210604" text:style-name="L3">
        <text:list-item>
          <text:p text:style-name="P3">A contact less system.</text:p>
        </text:list-item>
        <text:list-item>
          <text:p text:style-name="P3">Secure and digitalise environment.</text:p>
        </text:list-item>
        <text:list-item>
          <text:p text:style-name="P3">Quick menus and proper organisation at restaurents.</text:p>
        </text:list-item>
        <text:list-item>
          <text:p text:style-name="P3">Fast and secure payment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-sans" svg:font-family="noto-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10:06:46.890668566</meta:creation-date>
    <dc:date>2020-09-20T10:31:12.311746316</dc:date>
    <meta:editing-duration>PT14M15S</meta:editing-duration>
    <meta:editing-cycles>1</meta:editing-cycles>
    <meta:document-statistic meta:table-count="0" meta:image-count="0" meta:object-count="0" meta:page-count="1" meta:paragraph-count="8" meta:word-count="150" meta:character-count="876" meta:non-whitespace-character-count="738"/>
    <meta:generator>LibreOffice/6.0.7.3$Linux_X86_64 LibreOffice_project/00m0$Build-3</meta:generator>
  </office:meta>
</office:document-meta>
</file>